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Arial" fo:font-size="12pt" style:font-size-asian="12pt" style:font-size-complex="12pt" loext:padding="0in" loext:border="none"/>
    </style:style>
    <style:style style:name="P3" style:family="paragraph" style:parent-style-name="Standard">
      <style:text-properties fo:font-size="12pt" officeooo:rsid="00149dd5" officeooo:paragraph-rsid="00149dd5" style:font-size-asian="12pt" style:font-size-complex="12pt"/>
    </style:style>
    <style:style style:name="P4" style:family="paragraph" style:parent-style-name="Standard">
      <style:text-properties fo:font-size="12pt" officeooo:rsid="0016b7c7" officeooo:paragraph-rsid="0016b7c7" style:font-size-asian="12pt" style:font-size-complex="12pt"/>
    </style:style>
    <style:style style:name="P5" style:family="paragraph" style:parent-style-name="Standard">
      <style:text-properties fo:font-size="12pt" officeooo:rsid="0016b7c7" officeooo:paragraph-rsid="00198c53" style:font-size-asian="12pt" style:font-size-complex="12pt"/>
    </style:style>
    <style:style style:name="P6" style:family="paragraph" style:parent-style-name="Standard">
      <style:text-properties fo:font-size="12pt" officeooo:rsid="0017066d" officeooo:paragraph-rsid="0017066d" style:font-size-asian="12pt" style:font-size-complex="12pt"/>
    </style:style>
    <style:style style:name="P7" style:family="paragraph" style:parent-style-name="Standard">
      <style:text-properties fo:font-size="12pt" officeooo:rsid="001b4811" officeooo:paragraph-rsid="001b4811" style:font-size-asian="12pt" style:font-size-complex="12pt"/>
    </style:style>
    <style:style style:name="P8" style:family="paragraph" style:parent-style-name="Standard">
      <style:text-properties fo:font-size="12pt" fo:font-weight="bold" officeooo:rsid="0016b7c7" officeooo:paragraph-rsid="00198c53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7066d" officeooo:paragraph-rsid="0017066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df497" officeooo:paragraph-rsid="001df497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normal" officeooo:rsid="001e9e59" officeooo:paragraph-rsid="001e9e59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a721" officeooo:paragraph-rsid="001fa72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fa721" officeooo:paragraph-rsid="002095a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officeooo:rsid="0016b7c7" officeooo:paragraph-rsid="0016b7c7" style:font-size-asian="12pt" style:font-size-complex="12pt"/>
    </style:style>
    <style:style style:name="T1" style:family="text">
      <style:text-properties officeooo:rsid="0017066d"/>
    </style:style>
    <style:style style:name="T2" style:family="text">
      <style:text-properties officeooo:rsid="0017998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a721"/>
    </style:style>
    <style:style style:name="T5" style:family="text">
      <style:text-properties officeooo:rsid="00209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have done this assignment completely on my own. I have not copied it, nor have I given my solution to anyone else. I understand that if I am involved in plagiarism or cheating I will have to sign an official form that I have cheated and that this form will be stored in my official university record. I also understand that I will receive a grade of 0 for the involved assignment for my first offense and that I will receive a grade of “F” for the course for any additional offense.</text:p>
      <text:p text:style-name="P1"/>
      <text:p text:style-name="P3">ASHISH VERMA</text:p>
      <text:p text:style-name="P3"/>
      <text:p text:style-name="P3"/>
      <text:p text:style-name="P3"/>
      <text:p text:style-name="P3"/>
      <text:p text:style-name="P8">Logistic Regression: <text:span text:style-name="T1">(with stopwords)</text:span></text:p>
      <text:p text:style-name="P5">Lambda = 0.1 <text:s/>accuracy = 0.9477</text:p>
      <text:p text:style-name="P5">Lambda = 1 <text:s/>accuracy = 0.9456</text:p>
      <text:p text:style-name="P5">Lambda = 10 <text:s/>accuracy = 0.9477</text:p>
      <text:p text:style-name="P5">Lambda = 100 <text:s/>accuracy = 0.8640</text:p>
      <text:p text:style-name="P5">Lambda = 1000 <text:s/>accuracy = 0.7301</text:p>
      <text:p text:style-name="P8"/>
      <text:p text:style-name="P9"/>
      <text:p text:style-name="P9">Logistic Regression: <text:span text:style-name="T2">(without stopwords)</text:span></text:p>
      <text:p text:style-name="P6">Lambda = 0.1 <text:s/>accuracy = 0.9289</text:p>
      <text:p text:style-name="P6">Lambda = 1 <text:s/>accuracy = 0.9268</text:p>
      <text:p text:style-name="P6">Lambda = 10 <text:s/>accuracy = 0.9163</text:p>
      <text:p text:style-name="P6">Lambda = 100 <text:s/>accuracy = 0.8787</text:p>
      <text:p text:style-name="P6">Lambda = 1000 <text:s/>accuracy = 0.7301</text:p>
      <text:p text:style-name="P6"/>
      <text:p text:style-name="P7">OBSREVATIONS: When the stopwords are filtered out, the accuracy increases.</text:p>
      <text:p text:style-name="P7"/>
      <text:p text:style-name="P7">----------------------------------------------------------------------------------------------------------------------------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oft-page-break/><text:span text:style-name="T3">Perceptron:</text:span></text:p>
      <text:p text:style-name="P4">n_iter = 5 <text:s text:c="2"/>eta = 0.0001 <text:s text:c="2"/>accuracy = 0.89331</text:p>
      <text:p text:style-name="P4">n_iter = 5 <text:s text:c="2"/>eta = 0.01 <text:s text:c="2"/>accuracy = 0.89958</text:p>
      <text:p text:style-name="P4">n_iter = 5 <text:s text:c="2"/>eta = 0.05 <text:s text:c="2"/>accuracy = 0.87029</text:p>
      <text:p text:style-name="P4">n_iter = 5 <text:s text:c="2"/>eta = 0.1 <text:s text:c="2"/>accuracy = 0.87029</text:p>
      <text:p text:style-name="P4">n_iter = 5 <text:s text:c="2"/>eta = 0.5 <text:s text:c="2"/>accuracy = 0.87029</text:p>
      <text:p text:style-name="P4">n_iter = 10 <text:s text:c="2"/>eta = 0.0001 <text:s text:c="2"/>accuracy = 0.93515</text:p>
      <text:p text:style-name="P4">n_iter = 10 <text:s text:c="2"/>eta = 0.01 <text:s text:c="2"/>accuracy = 0.94561</text:p>
      <text:p text:style-name="P4">n_iter = 10 <text:s text:c="2"/>eta = 0.05 <text:s text:c="2"/>accuracy = 0.94142</text:p>
      <text:p text:style-name="P4">n_iter = 10 <text:s text:c="2"/>eta = 0.1 <text:s text:c="2"/>accuracy = 0.94142</text:p>
      <text:p text:style-name="P4">n_iter = 10 <text:s text:c="2"/>eta = 0.5 <text:s text:c="2"/>accuracy = 0.94142</text:p>
      <text:p text:style-name="P4">n_iter = 20 <text:s text:c="2"/>eta = 0.0001 <text:s text:c="2"/>accuracy = 0.93515</text:p>
      <text:p text:style-name="P4">n_iter = 20 <text:s text:c="2"/>eta = 0.01 <text:s text:c="2"/>accuracy = 0.93724</text:p>
      <text:p text:style-name="P4">n_iter = 20 <text:s text:c="2"/>eta = 0.05 <text:s text:c="2"/>accuracy = 0.94142</text:p>
      <text:p text:style-name="P4">n_iter = 20 <text:s text:c="2"/>eta = 0.1 <text:s text:c="2"/>accuracy = 0.94142</text:p>
      <text:p text:style-name="P4">n_iter = 20 <text:s text:c="2"/>eta = 0.5 <text:s text:c="2"/>accuracy = 0.94142</text:p>
      <text:p text:style-name="P4">n_iter = 50 <text:s text:c="2"/>eta = 0.0001 <text:s text:c="2"/>accuracy = 0.93515</text:p>
      <text:p text:style-name="P4">n_iter = 50 <text:s text:c="2"/>eta = 0.01 <text:s text:c="2"/>accuracy = 0.93724</text:p>
      <text:p text:style-name="P4">n_iter = 50 <text:s text:c="2"/>eta = 0.05 <text:s text:c="2"/>accuracy = 0.94142</text:p>
      <text:p text:style-name="P4">n_iter = 50 <text:s text:c="2"/>eta = 0.1 <text:s text:c="2"/>accuracy = 0.94142</text:p>
      <text:p text:style-name="P4">n_iter = 50 <text:s text:c="2"/>eta = 0.5 <text:s text:c="2"/>accuracy = 0.94142</text:p>
      <text:p text:style-name="P14"/>
      <text:p text:style-name="P4"/>
      <text:p text:style-name="P10"/>
      <text:p text:style-name="P10"/>
      <text:p text:style-name="P10">Using Neural Network Implementation in WEKA</text:p>
      <text:p text:style-name="P10"/>
      <text:p text:style-name="P11">HIDDEN LAYER<text:tab/>LEARNING RATE<text:tab/>MOMENTUM<text:tab/><text:span text:style-name="T3">ACCURACY</text:span></text:p>
      <text:p text:style-name="P11"><text:span text:style-name="T4">0</text:span><text:tab/><text:tab/><text:tab/>0.3<text:tab/><text:tab/><text:tab/>0.2<text:tab/><text:tab/><text:tab/>72.8033</text:p>
      <text:p text:style-name="P12">0<text:tab/><text:tab/><text:tab/>0.6<text:tab/><text:tab/><text:tab/>0.4<text:tab/><text:tab/><text:tab/>73.1013</text:p>
      <text:p text:style-name="P12">1<text:tab/><text:tab/><text:tab/>0.3<text:tab/><text:tab/><text:tab/>0.2<text:tab/><text:tab/><text:tab/>73.1113</text:p>
      <text:p text:style-name="P12">1<text:tab/><text:tab/><text:tab/>0.6<text:tab/><text:tab/><text:tab/>0.4<text:tab/><text:tab/><text:tab/>73.2117</text:p>
      <text:p text:style-name="P12">2<text:tab/><text:tab/><text:tab/>0.3<text:tab/><text:tab/><text:tab/>0.2<text:tab/><text:tab/><text:tab/>73.6213</text:p>
      <text:p text:style-name="P13">2<text:tab/><text:tab/><text:tab/>0.6<text:tab/><text:tab/><text:tab/>0.4<text:tab/><text:tab/><text:tab/>73.9411</text:p>
      <text:p text:style-name="P13"/>
      <text:p text:style-name="P13"/>
      <text:p text:style-name="P13"><text:span text:style-name="T5">Increasing the hidden layer, learning rate and momentum increases the accuracy. (directly proportion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1:22:58.311381087</meta:creation-date>
    <dc:date>2017-03-10T22:28:23.559315291</dc:date>
    <meta:editing-duration>PT20M3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6" meta:word-count="404" meta:character-count="2311" meta:non-whitespace-character-count="1827"/>
  </office:meta>
</office:document-meta>
</file>